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61cm" table:align="left" style:shadow="none"/>
    </style:style>
    <style:style style:name="Таблица1.A" style:family="table-column">
      <style:table-column-properties style:column-width="2.096cm"/>
    </style:style>
    <style:style style:name="Таблица1.B" style:family="table-column">
      <style:table-column-properties style:column-width="6.514cm"/>
    </style:style>
    <style:style style:name="Таблица1.A1" style:family="table-cell">
      <style:table-cell-properties style:vertical-align="middle" fo:background-color="#dddddd" fo:padding="0.101cm" fo:border="0.05pt solid #000000">
        <style:background-image/>
      </style:table-cell-properties>
    </style:style>
    <style:style style:name="Таблица1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0" style:family="table-cell">
      <style:table-cell-properties style:vertical-align="middle" fo:background-color="transparent" fo:padding="0.101cm" fo:border-left="none" fo:border-right="none" fo:border-top="none" fo:border-bottom="0.05pt solid #000000">
        <style:background-image/>
      </style:table-cell-properties>
    </style:style>
    <style:style style:name="Таблица1.A11" style:family="table-cell">
      <style:table-cell-properties style:vertical-align="middle"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1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1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2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2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5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Таблица1.B35" style:family="table-cell">
      <style:table-cell-properties style:vertical-align="middle" fo:background-color="#eeeeee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3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3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4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4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5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5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5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65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6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6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6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7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7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1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81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8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87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B87" style:family="table-cell">
      <style:table-cell-properties style:vertical-align="middle" fo:padding="0.101cm" fo:border-left="none" fo:border-right="none" fo:border-top="none" fo:border-bottom="0.05pt solid #000000"/>
    </style:style>
    <style:style style:name="Таблица1.A8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8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Таблица1.A9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Таблица1.B9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09e" style:text-blinking="false" fo:background-color="transparent" style:font-size-asian="8pt" style:font-size-complex="8pt"/>
    </style:style>
    <style:style style:name="P4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78150" style:text-blinking="false" fo:background-color="transparent" style:font-size-asian="8pt" style:font-size-complex="8pt"/>
    </style:style>
    <style:style style:name="P5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892b6" officeooo:paragraph-rsid="000892b6" style:text-blinking="false" fo:background-color="transparent" style:font-size-asian="8pt" style:font-size-complex="8pt"/>
    </style:style>
    <style:style style:name="P6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df845" officeooo:paragraph-rsid="000df845" style:text-blinking="false" fo:background-color="transparent" style:font-size-asian="8pt" style:font-size-complex="8p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09e" style:text-blinking="false" fo:background-color="transparent" style:font-size-asian="8pt" style:font-size-complex="8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ca41" style:text-blinking="false" fo:background-color="transparent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6ae2b" style:text-blinking="false" fo:background-color="transparent" style:font-size-asian="8pt" style:font-size-complex="8p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officeooo:paragraph-rsid="000de2e5" style:text-blinking="false" fo:background-color="transparent" style:font-size-asian="8pt" style:font-size-complex="8p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df845" officeooo:paragraph-rsid="000df845" style:text-blinking="false" fo:background-color="transparent" style:font-size-asian="8pt" style:font-size-complex="8pt"/>
    </style:style>
    <style:style style:name="P1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6a09e" style:text-blinking="false" fo:background-color="transparent" style:font-size-asian="8pt" style:font-size-complex="8pt"/>
    </style:style>
    <style:style style:name="P1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0f3fc1" officeooo:paragraph-rsid="000f3fc1" style:text-blinking="false" fo:background-color="transparent" style:font-size-asian="8pt" style:font-size-complex="8pt"/>
    </style:style>
    <style:style style:name="T1" style:family="text">
      <style:text-properties officeooo:rsid="0009ece7"/>
    </style:style>
    <style:style style:name="T2" style:family="text">
      <style:text-properties officeooo:rsid="000b3ece"/>
    </style:style>
    <style:style style:name="T3" style:family="text">
      <style:text-properties officeooo:rsid="000e6780"/>
    </style:style>
    <style:style style:name="T4" style:family="text">
      <style:text-properties officeooo:rsid="00100894"/>
    </style:style>
    <style:style style:name="Sect1" style:family="section">
      <style:section-properties text:dont-balance-text-columns="false" fo:margin-left="-0.616cm" fo:margin-right="-0.681cm" style:editable="false">
        <style:columns fo:column-count="2">
          <style:column style:rel-width="5388*" fo:start-indent="0cm" fo:end-indent="0cm"/>
          <style:column style:rel-width="498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table:number-columns-spanned="2" office:value-type="string">
              <text:p text:style-name="P8">Якоря</text:p>
            </table:table-cell>
            <table:covered-table-cell/>
          </table:table-row>
          <table:table-row>
            <table:table-cell table:style-name="Таблица1.A97" office:value-type="string">
              <text:p text:style-name="P7">\A</text:p>
            </table:table-cell>
            <table:table-cell table:style-name="Таблица1.B97" office:value-type="string">
              <text:p text:style-name="P7">Начало текста</text:p>
            </table:table-cell>
          </table:table-row>
          <table:table-row>
            <table:table-cell table:style-name="Таблица1.A97" office:value-type="string">
              <text:p text:style-name="P7">\G</text:p>
            </table:table-cell>
            <table:table-cell table:style-name="Таблица1.B97" office:value-type="string">
              <text:p text:style-name="P7">Начало текста с учетом смещения</text:p>
            </table:table-cell>
          </table:table-row>
          <table:table-row>
            <table:table-cell table:style-name="Таблица1.A97" office:value-type="string">
              <text:p text:style-name="P7">^</text:p>
            </table:table-cell>
            <table:table-cell table:style-name="Таблица1.B97" office:value-type="string">
              <text:p text:style-name="P7">Начало строки</text:p>
            </table:table-cell>
          </table:table-row>
          <table:table-row>
            <table:table-cell table:style-name="Таблица1.A97" office:value-type="string">
              <text:p text:style-name="P7">$</text:p>
            </table:table-cell>
            <table:table-cell table:style-name="Таблица1.B97" office:value-type="string">
              <text:p text:style-name="P7">Конец строки</text:p>
            </table:table-cell>
          </table:table-row>
          <table:table-row>
            <table:table-cell table:style-name="Таблица1.A97" office:value-type="string">
              <text:p text:style-name="P7">\Z</text:p>
            </table:table-cell>
            <table:table-cell table:style-name="Таблица1.B97" office:value-type="string">
              <text:p text:style-name="P7">Конец текста с или без \n</text:p>
            </table:table-cell>
          </table:table-row>
          <table:table-row>
            <table:table-cell table:style-name="Таблица1.A97" office:value-type="string">
              <text:p text:style-name="P7">\z</text:p>
            </table:table-cell>
            <table:table-cell table:style-name="Таблица1.B97" office:value-type="string">
              <text:p text:style-name="P7">Конец текста без \n</text:p>
            </table:table-cell>
          </table:table-row>
          <table:table-row>
            <table:table-cell table:style-name="Таблица1.A97" office:value-type="string">
              <text:p text:style-name="P7">\b</text:p>
            </table:table-cell>
            <table:table-cell table:style-name="Таблица1.B97" office:value-type="string">
              <text:p text:style-name="P7">Граница слова</text:p>
            </table:table-cell>
          </table:table-row>
          <table:table-row>
            <table:table-cell table:style-name="Таблица1.A97" office:value-type="string">
              <text:p text:style-name="P7">\B</text:p>
            </table:table-cell>
            <table:table-cell table:style-name="Таблица1.B97" office:value-type="string">
              <text:p text:style-name="P7">Не граница слова</text:p>
            </table:table-cell>
          </table:table-row>
          <table:table-row>
            <table:table-cell table:style-name="Таблица1.A10" office:value-type="string">
              <text:p text:style-name="P7"/>
            </table:table-cell>
            <table:table-cell table:style-name="Таблица1.A10" office:value-type="string">
              <text:p text:style-name="P7"/>
            </table:table-cell>
          </table:table-row>
          <table:table-row>
            <table:table-cell table:style-name="Таблица1.A11" table:number-columns-spanned="2" office:value-type="string">
              <text:p text:style-name="P8">Кванторы</text:p>
            </table:table-cell>
            <table:covered-table-cell/>
          </table:table-row>
          <table:table-row>
            <table:table-cell table:style-name="Таблица1.A97" office:value-type="string">
              <text:p text:style-name="P7">{3}</text:p>
            </table:table-cell>
            <table:table-cell table:style-name="Таблица1.B97" office:value-type="string">
              <text:p text:style-name="P7">Ровно 3 раза</text:p>
            </table:table-cell>
          </table:table-row>
          <table:table-row>
            <table:table-cell table:style-name="Таблица1.A97" office:value-type="string">
              <text:p text:style-name="P7">{3,}</text:p>
            </table:table-cell>
            <table:table-cell table:style-name="Таблица1.B97" office:value-type="string">
              <text:p text:style-name="P7">3+</text:p>
            </table:table-cell>
          </table:table-row>
          <table:table-row>
            <table:table-cell table:style-name="Таблица1.A97" office:value-type="string">
              <text:p text:style-name="P7">{3,7}</text:p>
            </table:table-cell>
            <table:table-cell table:style-name="Таблица1.B97" office:value-type="string">
              <text:p text:style-name="P7">От 3 до 7</text:p>
            </table:table-cell>
          </table:table-row>
          <table:table-row>
            <table:table-cell table:style-name="Таблица1.A97" office:value-type="string">
              <text:p text:style-name="P7">{...}?</text:p>
            </table:table-cell>
            <table:table-cell table:style-name="Таблица1.B97" office:value-type="string">
              <text:p text:style-name="P7">Ленивый поиск</text:p>
            </table:table-cell>
          </table:table-row>
          <table:table-row>
            <table:table-cell table:style-name="Таблица1.A97" office:value-type="string">
              <text:p text:style-name="P7">?</text:p>
            </table:table-cell>
            <table:table-cell table:style-name="Таблица1.B97" office:value-type="string">
              <text:p text:style-name="P7">{0,1} или ленивый поиск</text:p>
            </table:table-cell>
          </table:table-row>
          <table:table-row>
            <table:table-cell table:style-name="Таблица1.A97" office:value-type="string">
              <text:p text:style-name="P7">*</text:p>
            </table:table-cell>
            <table:table-cell table:style-name="Таблица1.B97" office:value-type="string">
              <text:p text:style-name="P7">{0,}</text:p>
            </table:table-cell>
          </table:table-row>
          <table:table-row>
            <table:table-cell table:style-name="Таблица1.A97" office:value-type="string">
              <text:p text:style-name="P7">+</text:p>
            </table:table-cell>
            <table:table-cell table:style-name="Таблица1.B97" office:value-type="string">
              <text:p text:style-name="P7">{1,}</text:p>
            </table:table-cell>
          </table:table-row>
          <table:table-row>
            <table:table-cell table:style-name="Таблица1.A10" office:value-type="string">
              <text:p text:style-name="P2"/>
            </table:table-cell>
            <table:table-cell table:style-name="Таблица1.A10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3">Символы</text:p>
            </table:table-cell>
            <table:covered-table-cell/>
          </table:table-row>
          <table:table-row>
            <table:table-cell table:style-name="Таблица1.A97" office:value-type="string">
              <text:p text:style-name="P7">.</text:p>
            </table:table-cell>
            <table:table-cell table:style-name="Таблица1.B97" office:value-type="string">
              <text:p text:style-name="P7">Любой символ кроме \n</text:p>
            </table:table-cell>
          </table:table-row>
          <table:table-row>
            <table:table-cell table:style-name="Таблица1.A97" office:value-type="string">
              <text:p text:style-name="P7">\</text:p>
            </table:table-cell>
            <table:table-cell table:style-name="Таблица1.B97" office:value-type="string">
              <text:p text:style-name="P7">Экранирование</text:p>
            </table:table-cell>
          </table:table-row>
          <table:table-row>
            <table:table-cell table:style-name="Таблица1.A97" office:value-type="string">
              <text:p text:style-name="P7">\cx</text:p>
            </table:table-cell>
            <table:table-cell table:style-name="Таблица1.B97" office:value-type="string">
              <text:p text:style-name="P7">Ctrl+x</text:p>
            </table:table-cell>
          </table:table-row>
          <table:table-row>
            <table:table-cell table:style-name="Таблица1.A97" office:value-type="string">
              <text:p text:style-name="P7">\e</text:p>
            </table:table-cell>
            <table:table-cell table:style-name="Таблица1.B97" office:value-type="string">
              <text:p text:style-name="P7">Escape</text:p>
            </table:table-cell>
          </table:table-row>
          <table:table-row>
            <table:table-cell table:style-name="Таблица1.A97" office:value-type="string">
              <text:p text:style-name="P7">\f</text:p>
            </table:table-cell>
            <table:table-cell table:style-name="Таблица1.B97" office:value-type="string">
              <text:p text:style-name="P7">Новая страница</text:p>
            </table:table-cell>
          </table:table-row>
          <table:table-row>
            <table:table-cell table:style-name="Таблица1.A97" office:value-type="string">
              <text:p text:style-name="P7">\n</text:p>
            </table:table-cell>
            <table:table-cell table:style-name="Таблица1.B97" office:value-type="string">
              <text:p text:style-name="P7">Новая строка</text:p>
            </table:table-cell>
          </table:table-row>
          <table:table-row>
            <table:table-cell table:style-name="Таблица1.A97" office:value-type="string">
              <text:p text:style-name="P7">\r</text:p>
            </table:table-cell>
            <table:table-cell table:style-name="Таблица1.B97" office:value-type="string">
              <text:p text:style-name="P7">Возврат каретки</text:p>
            </table:table-cell>
          </table:table-row>
          <table:table-row>
            <table:table-cell table:style-name="Таблица1.A97" office:value-type="string">
              <text:p text:style-name="P7">\t</text:p>
            </table:table-cell>
            <table:table-cell table:style-name="Таблица1.B97" office:value-type="string">
              <text:p text:style-name="P7">Табуляция</text:p>
            </table:table-cell>
          </table:table-row>
          <table:table-row>
            <table:table-cell table:style-name="Таблица1.A97" office:value-type="string">
              <text:p text:style-name="P7">\h</text:p>
            </table:table-cell>
            <table:table-cell table:style-name="Таблица1.B97" office:value-type="string">
              <text:p text:style-name="P7">Горизонтальный пробел</text:p>
            </table:table-cell>
          </table:table-row>
          <table:table-row>
            <table:table-cell table:style-name="Таблица1.A97" office:value-type="string">
              <text:p text:style-name="P7">\H</text:p>
            </table:table-cell>
            <table:table-cell table:style-name="Таблица1.B97" office:value-type="string">
              <text:p text:style-name="P7">Не горизонтальный пробел</text:p>
            </table:table-cell>
          </table:table-row>
          <table:table-row>
            <table:table-cell table:style-name="Таблица1.A97" office:value-type="string">
              <text:p text:style-name="P7">\s</text:p>
            </table:table-cell>
            <table:table-cell table:style-name="Таблица1.B97" office:value-type="string">
              <text:p text:style-name="P7">Любой пробельный символ</text:p>
            </table:table-cell>
          </table:table-row>
          <table:table-row>
            <table:table-cell table:style-name="Таблица1.A97" office:value-type="string">
              <text:p text:style-name="P7">\S</text:p>
            </table:table-cell>
            <table:table-cell table:style-name="Таблица1.B97" office:value-type="string">
              <text:p text:style-name="P7">Не пробельный символ</text:p>
            </table:table-cell>
          </table:table-row>
          <table:table-row>
            <table:table-cell table:style-name="Таблица1.A97" office:value-type="string">
              <text:p text:style-name="P7">\v</text:p>
            </table:table-cell>
            <table:table-cell table:style-name="Таблица1.B97" office:value-type="string">
              <text:p text:style-name="P7">Вертикальный пробел</text:p>
            </table:table-cell>
          </table:table-row>
          <table:table-row>
            <table:table-cell table:style-name="Таблица1.A34" office:value-type="string">
              <text:p text:style-name="P7">\V</text:p>
            </table:table-cell>
            <table:table-cell table:style-name="Таблица1.B34" office:value-type="string">
              <text:p text:style-name="P7">Не вертикальный пробел</text:p>
            </table:table-cell>
          </table:table-row>
          <table:table-row>
            <table:table-cell table:style-name="Таблица1.A35" office:value-type="string">
              <text:p text:style-name="P7">\x{...}</text:p>
            </table:table-cell>
            <table:table-cell table:style-name="Таблица1.B35" office:value-type="string">
              <text:p text:style-name="P7">UTF-8 символ</text:p>
            </table:table-cell>
          </table:table-row>
          <table:table-row>
            <table:table-cell table:style-name="Таблица1.A35" office:value-type="string">
              <text:p text:style-name="P7">\xhh</text:p>
            </table:table-cell>
            <table:table-cell table:style-name="Таблица1.B35" office:value-type="string">
              <text:p text:style-name="P7">16-ричный символ с кодом hh</text:p>
            </table:table-cell>
          </table:table-row>
          <table:table-row>
            <table:table-cell table:style-name="Таблица1.A35" office:value-type="string">
              <text:p text:style-name="P7">\ddd</text:p>
            </table:table-cell>
            <table:table-cell table:style-name="Таблица1.B35" office:value-type="string">
              <text:p text:style-name="P7">8-ричный символ с кодом ddd</text:p>
            </table:table-cell>
          </table:table-row>
          <table:table-row>
            <table:table-cell table:style-name="Таблица1.A97" office:value-type="string">
              <text:p text:style-name="P7">\d</text:p>
            </table:table-cell>
            <table:table-cell table:style-name="Таблица1.B97" office:value-type="string">
              <text:p text:style-name="P7">Десятичная цифра</text:p>
            </table:table-cell>
          </table:table-row>
          <table:table-row>
            <table:table-cell table:style-name="Таблица1.A39" office:value-type="string">
              <text:p text:style-name="P7">\D</text:p>
            </table:table-cell>
            <table:table-cell table:style-name="Таблица1.B39" office:value-type="string">
              <text:p text:style-name="P7">Не цифра</text:p>
            </table:table-cell>
          </table:table-row>
          <table:table-row>
            <table:table-cell table:style-name="Таблица1.A97" office:value-type="string">
              <text:p text:style-name="P7">\w</text:p>
            </table:table-cell>
            <table:table-cell table:style-name="Таблица1.B97" office:value-type="string">
              <text:p text:style-name="P7">Символ слова</text:p>
            </table:table-cell>
          </table:table-row>
          <table:table-row>
            <table:table-cell table:style-name="Таблица1.A41" office:value-type="string">
              <text:p text:style-name="P7">\W</text:p>
            </table:table-cell>
            <table:table-cell table:style-name="Таблица1.B41" office:value-type="string">
              <text:p text:style-name="P7">Не символ слова</text:p>
            </table:table-cell>
          </table:table-row>
          <table:table-row>
            <table:table-cell table:style-name="Таблица1.A35" office:value-type="string">
              <text:p text:style-name="P7">\p{xx}</text:p>
            </table:table-cell>
            <table:table-cell table:style-name="Таблица1.B35" office:value-type="string">
              <text:p text:style-name="P3">Символ со свойством xx</text:p>
            </table:table-cell>
          </table:table-row>
          <table:table-row>
            <table:table-cell table:style-name="Таблица1.A35" office:value-type="string">
              <text:p text:style-name="P7">\P{xx}</text:p>
            </table:table-cell>
            <table:table-cell table:style-name="Таблица1.B35" office:value-type="string">
              <text:p text:style-name="P3">Символ без свойства xx</text:p>
            </table:table-cell>
          </table:table-row>
          <table:table-row>
            <table:table-cell table:style-name="Таблица1.A35" office:value-type="string">
              <text:p text:style-name="P12">\X</text:p>
            </table:table-cell>
            <table:table-cell table:style-name="Таблица1.B35" office:value-type="string">
              <text:p text:style-name="P6">Находит кластер Unicode</text:p>
            </table:table-cell>
          </table:table-row>
          <table:table-row>
            <table:table-cell table:style-name="Таблица1.A97" office:value-type="string">
              <text:p text:style-name="P7">\Q</text:p>
            </table:table-cell>
            <table:table-cell table:style-name="Таблица1.B97" office:value-type="string">
              <text:p text:style-name="P7">Начало экранирования метасимволов</text:p>
            </table:table-cell>
          </table:table-row>
          <table:table-row>
            <table:table-cell table:style-name="Таблица1.A97" office:value-type="string">
              <text:p text:style-name="P7">\E</text:p>
            </table:table-cell>
            <table:table-cell table:style-name="Таблица1.B97" office:value-type="string">
              <text:p text:style-name="P7">Конец экранирования метасимволов</text:p>
            </table:table-cell>
          </table:table-row>
          <table:table-row>
            <table:table-cell table:style-name="Таблица1.A47" office:value-type="string">
              <text:p text:style-name="P7">\K</text:p>
            </table:table-cell>
            <table:table-cell table:style-name="Таблица1.B47" office:value-type="string">
              <text:p text:style-name="P7">Сбросить начало совпадения</text:p>
            </table:table-cell>
          </table:table-row>
          <table:table-row>
            <table:table-cell table:style-name="Таблица1.A11" table:number-columns-spanned="2" office:value-type="string">
              <text:p text:style-name="P15">Определение <text:span text:style-name="T4">и использование предопределенного выражения</text:span></text:p>
            </table:table-cell>
            <table:covered-table-cell/>
          </table:table-row>
          <table:table-row>
            <table:table-cell table:style-name="Таблица1.A49" table:number-columns-spanned="2" office:value-type="string">
              <text:p text:style-name="P15">(?(DEFINE)&lt;?name&gt;)...(&amp;?name)...</text:p>
            </table:table-cell>
            <table:covered-table-cell/>
          </table:table-row>
          <table:table-row>
            <table:table-cell table:style-name="Таблица1.A11" table:number-columns-spanned="2" office:value-type="string">
              <text:p text:style-name="P9">POSIX</text:p>
            </table:table-cell>
            <table:covered-table-cell/>
          </table:table-row>
          <table:table-row>
            <table:table-cell table:style-name="Таблица1.A97" office:value-type="string">
              <text:p text:style-name="P7">[:alnum:]</text:p>
            </table:table-cell>
            <table:table-cell table:style-name="Таблица1.B97" office:value-type="string">
              <text:p text:style-name="P7">буквы и цифры</text:p>
            </table:table-cell>
          </table:table-row>
          <table:table-row>
            <table:table-cell table:style-name="Таблица1.A97" office:value-type="string">
              <text:p text:style-name="P10">[:alpha:]</text:p>
            </table:table-cell>
            <table:table-cell table:style-name="Таблица1.B97" office:value-type="string">
              <text:p text:style-name="P7">буквы</text:p>
            </table:table-cell>
          </table:table-row>
          <table:table-row>
            <table:table-cell table:style-name="Таблица1.A97" office:value-type="string">
              <text:p text:style-name="P10">[:ascii:]</text:p>
            </table:table-cell>
            <table:table-cell table:style-name="Таблица1.B97" office:value-type="string">
              <text:p text:style-name="P7">символы с кодами 0-127</text:p>
            </table:table-cell>
          </table:table-row>
          <table:table-row>
            <table:table-cell table:style-name="Таблица1.A97" office:value-type="string">
              <text:p text:style-name="P10">[:blank:]</text:p>
            </table:table-cell>
            <table:table-cell table:style-name="Таблица1.B97" office:value-type="string">
              <text:p text:style-name="P7">только пробел или символ табуляции</text:p>
            </table:table-cell>
          </table:table-row>
          <table:table-row>
            <table:table-cell table:style-name="Таблица1.A97" office:value-type="string">
              <text:p text:style-name="P10">[:cntrl:]</text:p>
            </table:table-cell>
            <table:table-cell table:style-name="Таблица1.B97" office:value-type="string">
              <text:p text:style-name="P7">управляющие символы</text:p>
            </table:table-cell>
          </table:table-row>
          <table:table-row>
            <table:table-cell table:style-name="Таблица1.A97" office:value-type="string">
              <text:p text:style-name="P10">[:digit:]</text:p>
            </table:table-cell>
            <table:table-cell table:style-name="Таблица1.B97" office:value-type="string">
              <text:p text:style-name="P7">десятичные цифры (\d)</text:p>
            </table:table-cell>
          </table:table-row>
          <table:table-row>
            <table:table-cell table:style-name="Таблица1.A97" office:value-type="string">
              <text:p text:style-name="P10">[:graph:]</text:p>
            </table:table-cell>
            <table:table-cell table:style-name="Таблица1.B97" office:value-type="string">
              <text:p text:style-name="P7">печатные символы, исключая пробел</text:p>
            </table:table-cell>
          </table:table-row>
          <table:table-row>
            <table:table-cell table:style-name="Таблица1.A97" office:value-type="string">
              <text:p text:style-name="P10">[:lower:]</text:p>
            </table:table-cell>
            <table:table-cell table:style-name="Таблица1.B97" office:value-type="string">
              <text:p text:style-name="P7">строчные буквы</text:p>
            </table:table-cell>
          </table:table-row>
          <table:table-row>
            <table:table-cell table:style-name="Таблица1.A97" office:value-type="string">
              <text:p text:style-name="P10">[:print:]</text:p>
            </table:table-cell>
            <table:table-cell table:style-name="Таблица1.B97" office:value-type="string">
              <text:p text:style-name="P7">печатные символы, включая пробел</text:p>
            </table:table-cell>
          </table:table-row>
          <table:table-row>
            <table:table-cell table:style-name="Таблица1.A97" office:value-type="string">
              <text:p text:style-name="P10">[:punct:]</text:p>
            </table:table-cell>
            <table:table-cell table:style-name="Таблица1.B97" office:value-type="string">
              <text:p text:style-name="P7">печатные символы <text:span text:style-name="T1">кроме</text:span> букв и цифр</text:p>
            </table:table-cell>
          </table:table-row>
          <table:table-row>
            <table:table-cell table:style-name="Таблица1.A97" office:value-type="string">
              <text:p text:style-name="P10">[:space:]</text:p>
            </table:table-cell>
            <table:table-cell table:style-name="Таблица1.B97" office:value-type="string">
              <text:p text:style-name="P7">пробельные символы</text:p>
            </table:table-cell>
          </table:table-row>
          <table:table-row>
            <table:table-cell table:style-name="Таблица1.A97" office:value-type="string">
              <text:p text:style-name="P10">[:upper:]</text:p>
            </table:table-cell>
            <table:table-cell table:style-name="Таблица1.B97" office:value-type="string">
              <text:p text:style-name="P7">прописные буквы</text:p>
            </table:table-cell>
          </table:table-row>
          <table:table-row>
            <table:table-cell table:style-name="Таблица1.A97" office:value-type="string">
              <text:p text:style-name="P10">[:word:]</text:p>
            </table:table-cell>
            <table:table-cell table:style-name="Таблица1.B97" office:value-type="string">
              <text:p text:style-name="P7">символы слова (\w)</text:p>
            </table:table-cell>
          </table:table-row>
          <table:table-row>
            <table:table-cell table:style-name="Таблица1.A97" office:value-type="string">
              <text:p text:style-name="P10">[:xdigit:]</text:p>
            </table:table-cell>
            <table:table-cell table:style-name="Таблица1.B97" office:value-type="string">
              <text:p text:style-name="P7">шестнадцатеричные цифры</text:p>
            </table:table-cell>
          </table:table-row>
          <table:table-row>
            <table:table-cell table:style-name="Таблица1.A65" office:value-type="string">
              <text:p text:style-name="P2"/>
            </table:table-cell>
            <table:table-cell table:style-name="Таблица1.B65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4">Подмаски</text:p>
            </table:table-cell>
            <table:covered-table-cell/>
          </table:table-row>
          <table:table-row>
            <table:table-cell table:style-name="Таблица1.A97" office:value-type="string">
              <text:p text:style-name="P7">|</text:p>
            </table:table-cell>
            <table:table-cell table:style-name="Таблица1.B97" office:value-type="string">
              <text:p text:style-name="P7">Альтернативный выбор</text:p>
            </table:table-cell>
          </table:table-row>
          <table:table-row>
            <table:table-cell table:style-name="Таблица1.A97" office:value-type="string">
              <text:p text:style-name="P7">()</text:p>
            </table:table-cell>
            <table:table-cell table:style-name="Таблица1.B97" office:value-type="string">
              <text:p text:style-name="P7">Подмаска</text:p>
            </table:table-cell>
          </table:table-row>
          <table:table-row>
            <table:table-cell table:style-name="Таблица1.A97" office:value-type="string">
              <text:p text:style-name="P7">(?imsxUXJ)</text:p>
            </table:table-cell>
            <table:table-cell table:style-name="Таблица1.B97" office:value-type="string">
              <text:p text:style-name="P7">Установка опции</text:p>
            </table:table-cell>
          </table:table-row>
          <table:table-row>
            <table:table-cell table:style-name="Таблица1.A97" office:value-type="string">
              <text:p text:style-name="P7">(?-i)</text:p>
            </table:table-cell>
            <table:table-cell table:style-name="Таблица1.B97" office:value-type="string">
              <text:p text:style-name="P7">Отмена опции i</text:p>
            </table:table-cell>
          </table:table-row>
          <table:table-row>
            <table:table-cell table:style-name="Таблица1.A97" office:value-type="string">
              <text:p text:style-name="P7">(?i:...)</text:p>
            </table:table-cell>
            <table:table-cell table:style-name="Таблица1.B97" office:value-type="string">
              <text:p text:style-name="P7">Установка опции внутри подмаски</text:p>
            </table:table-cell>
          </table:table-row>
          <table:table-row>
            <table:table-cell table:style-name="Таблица1.A97" office:value-type="string">
              <text:p text:style-name="P7">(?P&lt;name&gt;...)</text:p>
            </table:table-cell>
            <table:table-cell table:style-name="Таблица1.B97" office:value-type="string">
              <text:p text:style-name="P7">Именованная подмаска</text:p>
            </table:table-cell>
          </table:table-row>
          <table:table-row>
            <table:table-cell table:style-name="Таблица1.A97" office:value-type="string">
              <text:p text:style-name="P7">(?|...)</text:p>
            </table:table-cell>
            <table:table-cell table:style-name="Таблица1.B97" office:value-type="string">
              <text:p text:style-name="P7">Убрать дублирующиеся номера</text:p>
            </table:table-cell>
          </table:table-row>
          <table:table-row>
            <table:table-cell table:style-name="Таблица1.A97" office:value-type="string">
              <text:p text:style-name="P7">\1, \g1, \g{1}</text:p>
            </table:table-cell>
            <table:table-cell table:style-name="Таблица1.B97" office:value-type="string">
              <text:p text:style-name="P7">Обратная ссылка</text:p>
            </table:table-cell>
          </table:table-row>
          <table:table-row>
            <table:table-cell table:style-name="Таблица1.A97" office:value-type="string">
              <text:p text:style-name="P7">\g{name}</text:p>
            </table:table-cell>
            <table:table-cell table:style-name="Таблица1.B76" table:number-rows-spanned="2" office:value-type="string">
              <text:p text:style-name="P7">Обратная ссылка на именованную подмаску</text:p>
            </table:table-cell>
          </table:table-row>
          <table:table-row>
            <table:table-cell table:style-name="Таблица1.A97" office:value-type="string">
              <text:p text:style-name="P11">\k{name}</text:p>
            </table:table-cell>
            <table:covered-table-cell/>
          </table:table-row>
          <table:table-row>
            <table:table-cell table:style-name="Таблица1.A97" office:value-type="string">
              <text:p text:style-name="P7">(?&gt;...)</text:p>
            </table:table-cell>
            <table:table-cell table:style-name="Таблица1.B97" office:value-type="string">
              <text:p text:style-name="P7">Однократная подмаска</text:p>
            </table:table-cell>
          </table:table-row>
          <table:table-row>
            <table:table-cell table:style-name="Таблица1.A97" office:value-type="string">
              <text:p text:style-name="P7">(?(...)...|...)</text:p>
            </table:table-cell>
            <table:table-cell table:style-name="Таблица1.B97" office:value-type="string">
              <text:p text:style-name="P7">Условие</text:p>
            </table:table-cell>
          </table:table-row>
          <table:table-row>
            <table:table-cell table:style-name="Таблица1.A97" office:value-type="string">
              <text:p text:style-name="P7">(?R)</text:p>
            </table:table-cell>
            <table:table-cell table:style-name="Таблица1.B97" office:value-type="string">
              <text:p text:style-name="P7">Рекурсия</text:p>
            </table:table-cell>
          </table:table-row>
          <table:table-row>
            <table:table-cell table:style-name="Таблица1.A97" office:value-type="string">
              <text:p text:style-name="P7">(?#...)</text:p>
            </table:table-cell>
            <table:table-cell table:style-name="Таблица1.B97" office:value-type="string">
              <text:p text:style-name="P7">Комментарий</text:p>
            </table:table-cell>
          </table:table-row>
          <table:table-row>
            <table:table-cell table:style-name="Таблица1.A81" office:value-type="string">
              <text:p text:style-name="P2"/>
            </table:table-cell>
            <table:table-cell table:style-name="Таблица1.B81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4">Look ahead/behind</text:p>
            </table:table-cell>
            <table:covered-table-cell/>
          </table:table-row>
          <table:table-row>
            <table:table-cell table:style-name="Таблица1.A97" office:value-type="string">
              <text:p text:style-name="P7">(?=...)</text:p>
            </table:table-cell>
            <table:table-cell table:style-name="Таблица1.B97" office:value-type="string">
              <text:p text:style-name="P7">Look ahead положительный</text:p>
            </table:table-cell>
          </table:table-row>
          <table:table-row>
            <table:table-cell table:style-name="Таблица1.A97" office:value-type="string">
              <text:p text:style-name="P7">(?!...)</text:p>
            </table:table-cell>
            <table:table-cell table:style-name="Таблица1.B97" office:value-type="string">
              <text:p text:style-name="P7">Look ahead отрицательный</text:p>
            </table:table-cell>
          </table:table-row>
          <table:table-row>
            <table:table-cell table:style-name="Таблица1.A97" office:value-type="string">
              <text:p text:style-name="P7">(?<text:span text:style-name="T3">&lt;</text:span>=...)</text:p>
            </table:table-cell>
            <table:table-cell table:style-name="Таблица1.B97" office:value-type="string">
              <text:p text:style-name="P7">Look behind положительный</text:p>
            </table:table-cell>
          </table:table-row>
          <table:table-row>
            <table:table-cell table:style-name="Таблица1.A86" office:value-type="string">
              <text:p text:style-name="P7">(?<text:span text:style-name="T3">&lt;</text:span>!...)</text:p>
            </table:table-cell>
            <table:table-cell table:style-name="Таблица1.B86" office:value-type="string">
              <text:p text:style-name="P7">Look behind отрицательный</text:p>
            </table:table-cell>
          </table:table-row>
          <table:table-row>
            <table:table-cell table:style-name="Таблица1.A87" office:value-type="string">
              <text:p text:style-name="P2"/>
            </table:table-cell>
            <table:table-cell table:style-name="Таблица1.B87" office:value-type="string">
              <text:p text:style-name="P2"/>
            </table:table-cell>
          </table:table-row>
          <table:table-row>
            <table:table-cell table:style-name="Таблица1.A11" table:number-columns-spanned="2" office:value-type="string">
              <text:p text:style-name="P5">Модификаторы</text:p>
            </table:table-cell>
            <table:covered-table-cell/>
          </table:table-row>
          <table:table-row>
            <table:table-cell table:style-name="Таблица1.A97" office:value-type="string">
              <text:p text:style-name="P7">i</text:p>
            </table:table-cell>
            <table:table-cell table:style-name="Таблица1.B97" office:value-type="string">
              <text:p text:style-name="P7">Регистронезависимый</text:p>
            </table:table-cell>
          </table:table-row>
          <table:table-row>
            <table:table-cell table:style-name="Таблица1.A97" office:value-type="string">
              <text:p text:style-name="P7">m</text:p>
            </table:table-cell>
            <table:table-cell table:style-name="Таблица1.B97" office:value-type="string">
              <text:p text:style-name="P7">Многострочный</text:p>
            </table:table-cell>
          </table:table-row>
          <table:table-row>
            <table:table-cell table:style-name="Таблица1.A97" office:value-type="string">
              <text:p text:style-name="P7">s</text:p>
            </table:table-cell>
            <table:table-cell table:style-name="Таблица1.B97" office:value-type="string">
              <text:p text:style-name="P7">. включает \n</text:p>
            </table:table-cell>
          </table:table-row>
          <table:table-row>
            <table:table-cell table:style-name="Таблица1.A97" office:value-type="string">
              <text:p text:style-name="P7">A</text:p>
            </table:table-cell>
            <table:table-cell table:style-name="Таблица1.B97" office:value-type="string">
              <text:p text:style-name="P7">Якорь шаблона на начале текста</text:p>
            </table:table-cell>
          </table:table-row>
          <table:table-row>
            <table:table-cell table:style-name="Таблица1.A97" office:value-type="string">
              <text:p text:style-name="P7">D</text:p>
            </table:table-cell>
            <table:table-cell table:style-name="Таблица1.B97" office:value-type="string">
              <text:p text:style-name="P7">Исключает \n из $</text:p>
            </table:table-cell>
          </table:table-row>
          <table:table-row>
            <table:table-cell table:style-name="Таблица1.A97" office:value-type="string">
              <text:p text:style-name="P7">S</text:p>
            </table:table-cell>
            <table:table-cell table:style-name="Таблица1.B97" office:value-type="string">
              <text:p text:style-name="P7">Оптимизация</text:p>
            </table:table-cell>
          </table:table-row>
          <table:table-row>
            <table:table-cell table:style-name="Таблица1.A97" office:value-type="string">
              <text:p text:style-name="P7">U</text:p>
            </table:table-cell>
            <table:table-cell table:style-name="Таблица1.B97" office:value-type="string">
              <text:p text:style-name="P7">Инверсия жадности</text:p>
            </table:table-cell>
          </table:table-row>
          <table:table-row>
            <table:table-cell table:style-name="Таблица1.A97" office:value-type="string">
              <text:p text:style-name="P7">X</text:p>
            </table:table-cell>
            <table:table-cell table:style-name="Таблица1.B97" office:value-type="string">
              <text:p text:style-name="P7">Считать \y <text:span text:style-name="T2">(не спец символы)</text:span> за ошибку</text:p>
            </table:table-cell>
          </table:table-row>
          <table:table-row>
            <table:table-cell table:style-name="Таблица1.A97" office:value-type="string">
              <text:p text:style-name="P7">J</text:p>
            </table:table-cell>
            <table:table-cell table:style-name="Таблица1.B97" office:value-type="string">
              <text:p text:style-name="P7">Разреш<text:span text:style-name="T2">ить</text:span> одинаковые имена подшаблон<text:span text:style-name="T2">ам</text:span></text:p>
            </table:table-cell>
          </table:table-row>
          <table:table-row>
            <table:table-cell table:style-name="Таблица1.A98" office:value-type="string">
              <text:p text:style-name="P7">u</text:p>
            </table:table-cell>
            <table:table-cell table:style-name="Таблица1.B98" office:value-type="string">
              <text:p text:style-name="P7">UTF8 в шаблоне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82cm" fo:margin-bottom="1.4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3:45:00.316969500</meta:creation-date>
    <dc:date>2016-07-09T01:05:37.790254233</dc:date>
    <meta:editing-duration>PT28M38S</meta:editing-duration>
    <meta:editing-cycles>14</meta:editing-cycles>
    <meta:generator>LibreOffice/5.1.4.2$Linux_X86_64 LibreOffice_project/10m0$Build-2</meta:generator>
    <meta:print-date>2016-06-30T17:21:29.772064630</meta:print-date>
    <meta:document-statistic meta:table-count="1" meta:image-count="0" meta:object-count="0" meta:page-count="1" meta:paragraph-count="176" meta:word-count="328" meta:character-count="2082" meta:non-whitespace-character-count="1930"/>
  </office:meta>
</office:document-meta>
</file>